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7000000B3ECBFA07AF212E7F3.png" manifest:media-type="image/png"/>
  <manifest:file-entry manifest:full-path="Pictures/1000020100000258000001FE15FFCD150BC26D3C.png" manifest:media-type="image/png"/>
  <manifest:file-entry manifest:full-path="Pictures/100002010000025B0000020D988505D19128C0C6.png" manifest:media-type="image/png"/>
  <manifest:file-entry manifest:full-path="Pictures/100002010000026C000001FAAFBE0286118F33A2.png" manifest:media-type="image/png"/>
  <manifest:file-entry manifest:full-path="Pictures/100002010000024D000001F7603F0F65A777E6B9.png" manifest:media-type="image/png"/>
  <manifest:file-entry manifest:full-path="Pictures/10000201000000E00000005AA57F62FD9B48D1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ra SemiBold" svg:font-family="'Lora SemiBold'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ra SemiBold" fo:font-size="32pt" fo:font-style="italic" officeooo:rsid="0004ab48" officeooo:paragraph-rsid="0004ab48" style:font-size-asian="32pt" style:font-style-asian="italic" style:font-size-complex="32pt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b2b2b2" loext:opacity="100%" style:font-name="Lora SemiBold" fo:font-size="32pt" fo:font-style="italic" officeooo:rsid="0004ab48" officeooo:paragraph-rsid="0004ab48" style:font-size-asian="32pt" style:font-style-asian="italic" style:font-size-complex="32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Lora SemiBold" fo:font-size="32pt" fo:font-style="italic" officeooo:rsid="0004ab48" officeooo:paragraph-rsid="0004ab48" style:font-size-asian="32pt" style:font-style-asian="italic" style:font-size-complex="32pt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afd095" loext:opacity="100%" style:font-name="Lora SemiBold" fo:font-size="32pt" fo:font-style="italic" officeooo:rsid="0004ab48" officeooo:paragraph-rsid="0004ab48" style:font-size-asian="32pt" style:font-style-asian="italic" style:font-size-complex="32pt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729fcf" loext:opacity="100%" style:font-name="Lora SemiBold" fo:font-size="32pt" fo:font-style="italic" officeooo:rsid="0004ab48" officeooo:paragraph-rsid="0004ab48" style:font-size-asian="32pt" style:font-style-asian="italic" style:font-size-complex="32pt" style:font-style-complex="italic"/>
    </style:style>
    <style:style style:name="P6" style:family="paragraph" style:parent-style-name="Standard">
      <style:paragraph-properties fo:text-align="center" style:justify-single-word="false"/>
      <style:text-properties fo:color="#242986" loext:opacity="100%" style:font-name="Lora SemiBold" fo:font-size="32pt" fo:font-style="italic" officeooo:rsid="0004ab48" officeooo:paragraph-rsid="0004ab48" style:font-size-asian="32pt" style:font-style-asian="italic" style:font-size-complex="32pt" style:font-style-complex="italic"/>
    </style:style>
    <style:style style:name="T1" style:family="text">
      <style:text-properties fo:color="#ffb66c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RGIN</text:span> </text:p>
      <text:p text:style-name="P1"><draw:frame draw:style-name="fr1" draw:name="Figura1" text:anchor-type="char" svg:x="3.976cm" svg:y="0.191cm" svg:width="9.077cm" svg:height="7.715cm" draw:z-index="0"><draw:image xlink:href="Pictures/1000020100000258000001FE15FFCD150BC26D3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BORDER</text:p>
      <text:p text:style-name="P1"><draw:frame draw:style-name="fr1" draw:name="Figura2" text:anchor-type="char" svg:x="3.247cm" svg:y="0.661cm" svg:width="11.061cm" svg:height="9.631cm" draw:z-index="2"><draw:image xlink:href="Pictures/100002010000025B0000020D988505D19128C0C6.png" xlink:type="simple" xlink:show="embed" xlink:actuate="onLoad" draw:mime-type="image/png"/></draw:frame></text:p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ADDING</text:p>
      <text:p text:style-name="P5"><draw:frame draw:style-name="fr3" draw:name="Figura3" text:anchor-type="char" svg:x="2.309cm" svg:y="0.963cm" svg:width="12.204cm" svg:height="9.961cm" draw:z-index="1"><draw:image xlink:href="Pictures/100002010000026C000001FAAFBE0286118F33A2.png" xlink:type="simple" xlink:show="embed" xlink:actuate="onLoad" draw:mime-type="image/png"/></draw:frame></text:p>
      <text:p text:style-name="P6">CONTEÚDO</text:p>
      <text:p text:style-name="P1"><draw:frame draw:style-name="fr2" draw:name="Figura4" text:anchor-type="char" svg:width="11.356cm" svg:height="9.698cm" draw:z-index="3"><draw:image xlink:href="Pictures/100002010000024D000001F7603F0F65A777E6B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Figura5" text:anchor-type="char" svg:x="8.038cm" svg:y="0.587cm" svg:width="8.229cm" svg:height="4.736cm" draw:z-index="4"><draw:image xlink:href="Pictures/1000020100000137000000B3ECBFA07AF212E7F3.png" xlink:type="simple" xlink:show="embed" xlink:actuate="onLoad" draw:mime-type="image/png"/></draw:frame><draw:frame draw:style-name="fr1" draw:name="Figura6" text:anchor-type="char" svg:x="1.753cm" svg:y="1.609cm" svg:width="5.927cm" svg:height="2.381cm" draw:z-index="5"><draw:image xlink:href="Pictures/10000201000000E00000005AA57F62FD9B48D1AB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ra SemiBold" svg:font-family="'Lora SemiBold'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2T15:03:39.561000000</dc:date>
    <meta:editing-duration>PT7M22S</meta:editing-duration>
    <meta:editing-cycles>2</meta:editing-cycles>
    <meta:generator>LibreOffice/7.1.4.2$Windows_X86_64 LibreOffice_project/a529a4fab45b75fefc5b6226684193eb000654f6</meta:generator>
    <meta:document-statistic meta:table-count="0" meta:image-count="6" meta:object-count="0" meta:page-count="3" meta:paragraph-count="4" meta:word-count="4" meta:character-count="28" meta:non-whitespace-character-count="27"/>
  </office:meta>
</office:document-meta>
</file>